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' footprint: [ [-0.1,-0.125], [0.5,-0.125], [0.5,0.125], [-0.1,0.125] ]</text:p>
          </table:table-cell>
          <table:table-cell table:number-columns-repeated="6"/>
          <table:table-cell office:value-type="string" calcext:value-type="string">
            <text:p>&lt;&lt; taken from <text:a xlink:href="https://github.com/rst-tu-dortmund/teb_local_planner_tutorials/blob/melodic-devel/cfg/carlike/costmap_common_params.yaml" xlink:type="simple">https://github.com/rst-tu-dortmund/teb_local_planner_tutorials/blob/melodic-devel/cfg/carlike/costmap_common_params.ya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[-0.1,0.125] </text:p>
          </table:table-cell>
          <table:table-cell table:number-columns-repeated="2"/>
          <table:table-cell office:value-type="string" calcext:value-type="string">
            <text:p>'[0.5,0.125],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'[-0.1,-0.125]</text:p>
          </table:table-cell>
          <table:table-cell table:number-columns-repeated="2"/>
          <table:table-cell office:value-type="string" calcext:value-type="string">
            <text:p>'[0.5,-0.125],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0.125" calcext:value-type="float">
            <text:p>-0.1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table:formula="of:=ABS([.B9])+[.E9]" office:value-type="float" office:value="0.6" calcext:value-type="float">
            <text:p>0.60</text:p>
          </table:table-cell>
          <table:table-cell office:value-type="string" calcext:value-type="string">
            <text:p>&lt;&lt; length (front to back)</text:p>
          </table:table-cell>
          <table:table-cell table:number-columns-repeated="3"/>
          <table:table-cell office:value-type="string" calcext:value-type="string">
            <text:p>&lt;&lt; calcula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ABS([.C9])+[.C6]" office:value-type="float" office:value="0.25" calcext:value-type="float">
            <text:p>0.25</text:p>
          </table:table-cell>
          <table:table-cell office:value-type="string" calcext:value-type="string">
            <text:p>&lt;&lt; width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ABS([.B9])" office:value-type="float" office:value="0.1" calcext:value-type="float">
            <text:p>0.10</text:p>
          </table:table-cell>
          <table:table-cell office:value-type="string" calcext:value-type="string">
            <text:p>&lt;&lt; distance between center of rear axle and rear of robo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.E9]" office:value-type="float" office:value="0.5" calcext:value-type="float">
            <text:p>0.50</text:p>
          </table:table-cell>
          <table:table-cell office:value-type="string" calcext:value-type="string">
            <text:p>&lt;&lt; distance between center of rear axle and front of robo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'vertices: [[-0.5, -0.4], [-0.5, 0.4],[0.5,0.4],[0.5, -0.4]]</text:p>
          </table:table-cell>
          <table:table-cell table:number-columns-repeated="6"/>
          <table:table-cell office:value-type="string" calcext:value-type="string">
            <text:p>&lt;&lt; taken from <text:a xlink:href="https://github.com/rst-tu-dortmund/teb_local_planner/issues/271" xlink:type="simple">https://github.com/rst-tu-dortmund/teb_local_planner/issues/271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[-0.5, 0.4]</text:p>
          </table:table-cell>
          <table:table-cell table:number-columns-repeated="2"/>
          <table:table-cell office:value-type="string" calcext:value-type="string">
            <text:p>'[0.5,0.4],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'[-0.5, -0.4]</text:p>
          </table:table-cell>
          <table:table-cell table:number-columns-repeated="2"/>
          <table:table-cell office:value-type="string" calcext:value-type="string">
            <text:p>'[0.5, -0.4]</text:p>
          </table:table-cell>
          <table:table-cell table:number-columns-repeated="5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4" calcext:value-type="float">
            <text:p>-0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table:formula="of:=ABS([.B21])+[.E21]" office:value-type="float" office:value="1" calcext:value-type="float">
            <text:p>1.00</text:p>
          </table:table-cell>
          <table:table-cell office:value-type="string" calcext:value-type="string">
            <text:p>&lt;&lt; length (front to back)</text:p>
          </table:table-cell>
          <table:table-cell table:number-columns-repeated="3"/>
          <table:table-cell office:value-type="string" calcext:value-type="string">
            <text:p>&lt;&lt; calcula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ABS([.C21])+[.C18]" office:value-type="float" office:value="0.8" calcext:value-type="float">
            <text:p>0.80</text:p>
          </table:table-cell>
          <table:table-cell office:value-type="string" calcext:value-type="string">
            <text:p>&lt;&lt; width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ABS([.B21])" office:value-type="float" office:value="0.5" calcext:value-type="float">
            <text:p>0.50</text:p>
          </table:table-cell>
          <table:table-cell office:value-type="string" calcext:value-type="string">
            <text:p>&lt;&lt; distance between center of rear axle and rear of robo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.E21]" office:value-type="float" office:value="0.5" calcext:value-type="float">
            <text:p>0.50</text:p>
          </table:table-cell>
          <table:table-cell office:value-type="string" calcext:value-type="string">
            <text:p>&lt;&lt; distance between center of rear axle and front of robo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f you know the length and width in inches</text:p>
          </table:table-cell>
          <table:table-cell table:number-columns-repeated="8"/>
          <table:table-cell table:style-name="ce3" office:value-type="string" calcext:value-type="string">
            <text:p>meters</text:p>
          </table:table-cell>
        </table:table-row>
        <table:table-row table:style-name="ro1">
          <table:table-cell table:number-columns-repeated="2"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&lt;&lt; width (inches)</text:p>
          </table:table-cell>
          <table:table-cell table:number-columns-repeated="5"/>
          <table:table-cell table:style-name="ce4" table:formula="of:=[.C30]*0.02054" office:value-type="float" office:value="0.90376" calcext:value-type="float">
            <text:p>0.90</text:p>
          </table:table-cell>
        </table:table-row>
        <table:table-row table:style-name="ro1">
          <table:table-cell table:number-columns-repeated="2"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&lt;&lt; length (inches)</text:p>
          </table:table-cell>
          <table:table-cell table:number-columns-repeated="5"/>
          <table:table-cell table:style-name="ce4" table:formula="of:=[.C31]*0.02054" office:value-type="float" office:value="1.47888" calcext:value-type="float">
            <text:p>1.48</text:p>
          </table:table-cell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&lt;&lt; distance between rear axle center and rear of robot (inches)</text:p>
          </table:table-cell>
          <table:table-cell table:number-columns-repeated="5"/>
          <table:table-cell table:style-name="ce4" table:formula="of:=[.C32]*0.02054" office:value-type="float" office:value="0.2054" calcext:value-type="float">
            <text:p>0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&quot;[&quot;&amp;[.B35]&amp;&quot;, &quot;&amp;[.C35]&amp;&quot;]&quot;" office:value-type="string" office:string-value="[-0.2054, 0.45188]" calcext:value-type="string">
            <text:p>[-0.2054, 0.45188]</text:p>
          </table:table-cell>
          <table:table-cell table:number-columns-repeated="2"/>
          <table:table-cell table:formula="of:=&quot;[&quot;&amp;[.E35]&amp;&quot;, &quot;&amp;[.F35]&amp;&quot;]&quot;" office:value-type="string" office:string-value="[1.27348, 0.45188]" calcext:value-type="string">
            <text:p>[1.27348, 0.45188]</text:p>
          </table:table-cell>
          <table:table-cell table:number-columns-repeated="5"/>
        </table:table-row>
        <table:table-row table:style-name="ro1">
          <table:table-cell/>
          <table:table-cell table:formula="of:=[.B38]" office:value-type="float" office:value="-0.2054" calcext:value-type="float">
            <text:p>-0.2054</text:p>
          </table:table-cell>
          <table:table-cell table:formula="of:=[.J30]/2" office:value-type="float" office:value="0.45188" calcext:value-type="float">
            <text:p>0.45188</text:p>
          </table:table-cell>
          <table:table-cell/>
          <table:table-cell table:formula="of:=[.E38]" office:value-type="float" office:value="1.27348" calcext:value-type="float">
            <text:p>1.27348</text:p>
          </table:table-cell>
          <table:table-cell table:formula="of:=[.C35]" office:value-type="float" office:value="0.45188" calcext:value-type="float">
            <text:p>0.4518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&quot;[&quot;&amp;[.B38]&amp;&quot;, &quot;&amp;[.C38]&amp;&quot;]&quot;" office:value-type="string" office:string-value="[-0.2054, -0.45188]" calcext:value-type="string">
            <text:p>[-0.2054, -0.45188]</text:p>
          </table:table-cell>
          <table:table-cell table:number-columns-repeated="2"/>
          <table:table-cell table:formula="of:=&quot;[&quot;&amp;[.E38]&amp;&quot;, &quot;&amp;[.F38]&amp;&quot;]&quot;" office:value-type="string" office:string-value="[1.27348, -0.45188]" calcext:value-type="string">
            <text:p>[1.27348, -0.45188]</text:p>
          </table:table-cell>
          <table:table-cell table:number-columns-repeated="5"/>
        </table:table-row>
        <table:table-row table:style-name="ro1">
          <table:table-cell/>
          <table:table-cell table:formula="of:=[.J32]*-1" office:value-type="float" office:value="-0.2054" calcext:value-type="float">
            <text:p>-0.2054</text:p>
          </table:table-cell>
          <table:table-cell table:formula="of:=[.J30]/-2" office:value-type="float" office:value="-0.45188" calcext:value-type="float">
            <text:p>-0.45188</text:p>
          </table:table-cell>
          <table:table-cell/>
          <table:table-cell table:formula="of:=[.J31]+[.B38]" office:value-type="float" office:value="1.27348" calcext:value-type="float">
            <text:p>1.27348</text:p>
          </table:table-cell>
          <table:table-cell table:formula="of:=[.C38]" office:value-type="float" office:value="-0.45188" calcext:value-type="float">
            <text:p>-0.4518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formula="of:=&quot;footprint:[&quot;&amp;[.B37]&amp;&quot;, &quot;&amp;[.B34]&amp;&quot;, &quot;&amp;[.E34]&amp;&quot;, &quot;&amp;[.E37]&amp;&quot;]&quot;" office:value-type="string" office:string-value="footprint:[[-0.2054, -0.45188], [-0.2054, 0.45188], [1.27348, 0.45188], [1.27348, -0.45188]]" calcext:value-type="string">
            <text:p>footprint:[[-0.2054, -0.45188], [-0.2054, 0.45188], [1.27348, 0.45188], [1.27348, -0.45188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</table:table-row>
        <table:table-row table:style-name="ro1">
          <table:table-cell table:formula="of:=&quot;vertices:[&quot;&amp;[.B37]&amp;&quot;, &quot;&amp;[.B34]&amp;&quot;, &quot;&amp;[.E34]&amp;&quot;, &quot;&amp;[.E37]&amp;&quot;]&quot;" office:value-type="string" office:string-value="vertices:[[-0.2054, -0.45188], [-0.2054, 0.45188], [1.27348, 0.45188], [1.27348, -0.45188]]" calcext:value-type="string">
            <text:p>vertices:[[-0.2054, -0.45188], [-0.2054, 0.45188], [1.27348, 0.45188], [1.27348, -0.45188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8:15:50.062362169</meta:creation-date>
    <dc:date>2023-01-21T22:26:46.193111653</dc:date>
    <meta:editing-duration>PT33M53S</meta:editing-duration>
    <meta:editing-cycles>2</meta:editing-cycles>
    <meta:generator>LibreOffice/6.4.7.2$Linux_X86_64 LibreOffice_project/40$Build-2</meta:generator>
    <meta:document-statistic meta:table-count="1" meta:cell-count="73" meta:object-count="0"/>
  </office:meta>
</office:document-meta>
</file>